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796" calcext:value-type="float">
            <text:p>128.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0424" calcext:value-type="float">
            <text:p>128.3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892" calcext:value-type="float">
            <text:p>128.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0528" calcext:value-type="float">
            <text:p>128.4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0528" calcext:value-type="float">
            <text:p>128.4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6248" calcext:value-type="float">
            <text:p>128.4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0256" calcext:value-type="float">
            <text:p>128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224" calcext:value-type="float">
            <text:p>128.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8712" calcext:value-type="float">
            <text:p>128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7584" calcext:value-type="float">
            <text:p>128.4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892" calcext:value-type="float">
            <text:p>128.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2824" calcext:value-type="float">
            <text:p>128.5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0256" calcext:value-type="float">
            <text:p>128.5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892" calcext:value-type="float">
            <text:p>128.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1968" calcext:value-type="float">
            <text:p>128.5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7208" calcext:value-type="float">
            <text:p>128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5872" calcext:value-type="float">
            <text:p>128.5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4536" calcext:value-type="float">
            <text:p>128.4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7584" calcext:value-type="float">
            <text:p>128.4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4536" calcext:value-type="float">
            <text:p>128.4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9296" calcext:value-type="float">
            <text:p>128.4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1008" calcext:value-type="float">
            <text:p>128.4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796" calcext:value-type="float">
            <text:p>128.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7104" calcext:value-type="float">
            <text:p>128.4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4056" calcext:value-type="float">
            <text:p>128.4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6248" calcext:value-type="float">
            <text:p>128.4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32" calcext:value-type="float">
            <text:p>128.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272" calcext:value-type="float">
            <text:p>128.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1008" calcext:value-type="float">
            <text:p>128.4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796" calcext:value-type="float">
            <text:p>128.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9672" calcext:value-type="float">
            <text:p>128.4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9192" calcext:value-type="float">
            <text:p>128.4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0904" calcext:value-type="float">
            <text:p>128.3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8712" calcext:value-type="float">
            <text:p>128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2616" calcext:value-type="float">
            <text:p>128.3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8712" calcext:value-type="float">
            <text:p>128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9568" calcext:value-type="float">
            <text:p>128.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0424" calcext:value-type="float">
            <text:p>128.3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3472" calcext:value-type="float">
            <text:p>128.3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3472" calcext:value-type="float">
            <text:p>128.3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0424" calcext:value-type="float">
            <text:p>128.3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3472" calcext:value-type="float">
            <text:p>128.3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0424" calcext:value-type="float">
            <text:p>128.3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5184" calcext:value-type="float">
            <text:p>128.3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7752" calcext:value-type="float">
            <text:p>128.3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1656" calcext:value-type="float">
            <text:p>128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2512" calcext:value-type="float">
            <text:p>128.3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8608" calcext:value-type="float">
            <text:p>128.3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6896" calcext:value-type="float">
            <text:p>128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6896" calcext:value-type="float">
            <text:p>128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3848" calcext:value-type="float">
            <text:p>128.3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4704" calcext:value-type="float">
            <text:p>128.3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4704" calcext:value-type="float">
            <text:p>128.3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556" calcext:value-type="float">
            <text:p>128.3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2512" calcext:value-type="float">
            <text:p>128.3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4224" calcext:value-type="float">
            <text:p>128.2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4224" calcext:value-type="float">
            <text:p>128.2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2032" calcext:value-type="float">
            <text:p>128.2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7272" calcext:value-type="float">
            <text:p>128.2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3368" calcext:value-type="float">
            <text:p>128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4224" calcext:value-type="float">
            <text:p>128.2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3744" calcext:value-type="float">
            <text:p>128.2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0696" calcext:value-type="float">
            <text:p>128.2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3744" calcext:value-type="float">
            <text:p>128.2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5936" calcext:value-type="float">
            <text:p>128.2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2032" calcext:value-type="float">
            <text:p>128.2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9464" calcext:value-type="float">
            <text:p>128.2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9464" calcext:value-type="float">
            <text:p>128.2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8128" calcext:value-type="float">
            <text:p>128.2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8984" calcext:value-type="float">
            <text:p>128.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6792" calcext:value-type="float">
            <text:p>128.2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6688" calcext:value-type="float">
            <text:p>128.1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412" calcext:value-type="float">
            <text:p>128.2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4976" calcext:value-type="float">
            <text:p>128.2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7544" calcext:value-type="float">
            <text:p>128.1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1448" calcext:value-type="float">
            <text:p>128.1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364" calcext:value-type="float">
            <text:p>128.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5832" calcext:value-type="float">
            <text:p>128.1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1928" calcext:value-type="float">
            <text:p>128.2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0696" calcext:value-type="float">
            <text:p>128.2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412" calcext:value-type="float">
            <text:p>128.2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1448" calcext:value-type="float">
            <text:p>128.1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1448" calcext:value-type="float">
            <text:p>128.1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364" calcext:value-type="float">
            <text:p>128.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6688" calcext:value-type="float">
            <text:p>128.1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364" calcext:value-type="float">
            <text:p>128.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1928" calcext:value-type="float">
            <text:p>128.2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6312" calcext:value-type="float">
            <text:p>128.2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936" calcext:value-type="float">
            <text:p>128.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2408" calcext:value-type="float">
            <text:p>128.2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0216" calcext:value-type="float">
            <text:p>128.2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3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2784" calcext:value-type="float">
            <text:p>128.1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0552" calcext:value-type="float">
            <text:p>127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836" calcext:value-type="float">
            <text:p>127.8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0072" calcext:value-type="float">
            <text:p>127.8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0928" calcext:value-type="float">
            <text:p>127.8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7024" calcext:value-type="float">
            <text:p>127.8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9216" calcext:value-type="float">
            <text:p>127.8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6648" calcext:value-type="float">
            <text:p>127.8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0552" calcext:value-type="float">
            <text:p>127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5312" calcext:value-type="float">
            <text:p>127.8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836" calcext:value-type="float">
            <text:p>127.8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0552" calcext:value-type="float">
            <text:p>127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9696" calcext:value-type="float">
            <text:p>127.8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0552" calcext:value-type="float">
            <text:p>127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2264" calcext:value-type="float">
            <text:p>127.8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3976" calcext:value-type="float">
            <text:p>127.8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8736" calcext:value-type="float">
            <text:p>127.8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4352" calcext:value-type="float">
            <text:p>127.7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9592" calcext:value-type="float">
            <text:p>127.7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6544" calcext:value-type="float">
            <text:p>127.7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1304" calcext:value-type="float">
            <text:p>127.7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6064" calcext:value-type="float">
            <text:p>127.7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5688" calcext:value-type="float">
            <text:p>127.8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1784" calcext:value-type="float">
            <text:p>127.8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4832" calcext:value-type="float">
            <text:p>127.8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9216" calcext:value-type="float">
            <text:p>127.8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5688" calcext:value-type="float">
            <text:p>127.8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4352" calcext:value-type="float">
            <text:p>127.7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7776" calcext:value-type="float">
            <text:p>127.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9112" calcext:value-type="float">
            <text:p>127.7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3872" calcext:value-type="float">
            <text:p>127.7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9864" calcext:value-type="float">
            <text:p>127.6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7672" calcext:value-type="float">
            <text:p>127.6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6816" calcext:value-type="float">
            <text:p>127.6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7672" calcext:value-type="float">
            <text:p>127.6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6816" calcext:value-type="float">
            <text:p>127.6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4248" calcext:value-type="float">
            <text:p>127.7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0344" calcext:value-type="float">
            <text:p>127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216" calcext:value-type="float">
            <text:p>127.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692" calcext:value-type="float">
            <text:p>127.7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168" calcext:value-type="float">
            <text:p>127.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9488" calcext:value-type="float">
            <text:p>127.7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644" calcext:value-type="float">
            <text:p>127.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7296" calcext:value-type="float">
            <text:p>127.7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2056" calcext:value-type="float">
            <text:p>127.7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1576" calcext:value-type="float">
            <text:p>127.6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7672" calcext:value-type="float">
            <text:p>127.6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4144" calcext:value-type="float">
            <text:p>127.6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4144" calcext:value-type="float">
            <text:p>127.6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4144" calcext:value-type="float">
            <text:p>127.6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024" calcext:value-type="float">
            <text:p>127.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1096" calcext:value-type="float">
            <text:p>127.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5" calcext:value-type="float">
            <text:p>127.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6712" calcext:value-type="float">
            <text:p>127.6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1472" calcext:value-type="float">
            <text:p>127.6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2328" calcext:value-type="float">
            <text:p>127.5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0136" calcext:value-type="float">
            <text:p>127.5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0136" calcext:value-type="float">
            <text:p>127.5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0136" calcext:value-type="float">
            <text:p>127.5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7088" calcext:value-type="float">
            <text:p>127.5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9656" calcext:value-type="float">
            <text:p>127.5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4416" calcext:value-type="float">
            <text:p>127.5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1368" calcext:value-type="float">
            <text:p>127.5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4416" calcext:value-type="float">
            <text:p>127.5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6608" calcext:value-type="float">
            <text:p>127.5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0512" calcext:value-type="float">
            <text:p>127.5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832" calcext:value-type="float">
            <text:p>127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5272" calcext:value-type="float">
            <text:p>127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1368" calcext:value-type="float">
            <text:p>127.5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1368" calcext:value-type="float">
            <text:p>127.5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832" calcext:value-type="float">
            <text:p>127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7464" calcext:value-type="float">
            <text:p>127.5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7464" calcext:value-type="float">
            <text:p>127.5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5272" calcext:value-type="float">
            <text:p>127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1744" calcext:value-type="float">
            <text:p>127.4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4792" calcext:value-type="float">
            <text:p>127.4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6504" calcext:value-type="float">
            <text:p>127.4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3456" calcext:value-type="float">
            <text:p>127.4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8216" calcext:value-type="float">
            <text:p>127.4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6504" calcext:value-type="float">
            <text:p>127.4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26" calcext:value-type="float">
            <text:p>127.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0408" calcext:value-type="float">
            <text:p>127.4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8216" calcext:value-type="float">
            <text:p>127.4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9072" calcext:value-type="float">
            <text:p>127.4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3456" calcext:value-type="float">
            <text:p>127.4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0408" calcext:value-type="float">
            <text:p>127.4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3832" calcext:value-type="float">
            <text:p>127.4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2976" calcext:value-type="float">
            <text:p>127.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9072" calcext:value-type="float">
            <text:p>127.4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9928" calcext:value-type="float">
            <text:p>127.4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116" calcext:value-type="float">
            <text:p>127.3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0304" calcext:value-type="float">
            <text:p>127.4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256" calcext:value-type="float">
            <text:p>127.3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256" calcext:value-type="float">
            <text:p>127.3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6776" calcext:value-type="float">
            <text:p>127.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5336" calcext:value-type="float">
            <text:p>127.2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6192" calcext:value-type="float">
            <text:p>127.2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0096" calcext:value-type="float">
            <text:p>127.2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2768" calcext:value-type="float">
            <text:p>127.3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5336" calcext:value-type="float">
            <text:p>127.2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0472" calcext:value-type="float">
            <text:p>127.2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7904" calcext:value-type="float">
            <text:p>127.2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6088" calcext:value-type="float">
            <text:p>127.1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304" calcext:value-type="float">
            <text:p>127.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304" calcext:value-type="float">
            <text:p>127.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4376" calcext:value-type="float">
            <text:p>127.2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4752" calcext:value-type="float">
            <text:p>127.1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4752" calcext:value-type="float">
            <text:p>127.1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3416" calcext:value-type="float">
            <text:p>127.1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2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6984" calcext:value-type="float">
            <text:p>127.5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7696" calcext:value-type="float">
            <text:p>127.1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5984" calcext:value-type="float">
            <text:p>127.1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7696" calcext:value-type="float">
            <text:p>127.1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1976" calcext:value-type="float">
            <text:p>127.0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2832" calcext:value-type="float">
            <text:p>127.0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3688" calcext:value-type="float">
            <text:p>127.0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3688" calcext:value-type="float">
            <text:p>127.0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8928" calcext:value-type="float">
            <text:p>127.0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2832" calcext:value-type="float">
            <text:p>127.0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7592" calcext:value-type="float">
            <text:p>127.0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2352" calcext:value-type="float">
            <text:p>127.0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7112" calcext:value-type="float">
            <text:p>127.0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7968" calcext:value-type="float">
            <text:p>126.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3584" calcext:value-type="float">
            <text:p>126.9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5672" calcext:value-type="float">
            <text:p>126.9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0432" calcext:value-type="float">
            <text:p>126.9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0912" calcext:value-type="float">
            <text:p>126.9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396" calcext:value-type="float">
            <text:p>126.9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37008" calcext:value-type="float">
            <text:p>126.9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348" calcext:value-type="float">
            <text:p>126.9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4336" calcext:value-type="float">
            <text:p>126.8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0328" calcext:value-type="float">
            <text:p>126.8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8616" calcext:value-type="float">
            <text:p>126.8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4232" calcext:value-type="float">
            <text:p>126.8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8136" calcext:value-type="float">
            <text:p>126.8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8136" calcext:value-type="float">
            <text:p>126.8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204" calcext:value-type="float">
            <text:p>126.8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5944" calcext:value-type="float">
            <text:p>126.8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3752" calcext:value-type="float">
            <text:p>126.7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5944" calcext:value-type="float">
            <text:p>126.8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5944" calcext:value-type="float">
            <text:p>126.8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3752" calcext:value-type="float">
            <text:p>126.7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2416" calcext:value-type="float">
            <text:p>126.7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0224" calcext:value-type="float">
            <text:p>126.7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156" calcext:value-type="float">
            <text:p>126.7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2896" calcext:value-type="float">
            <text:p>126.8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7656" calcext:value-type="float">
            <text:p>126.7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5464" calcext:value-type="float">
            <text:p>126.7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0224" calcext:value-type="float">
            <text:p>126.7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4128" calcext:value-type="float">
            <text:p>126.7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2792" calcext:value-type="float">
            <text:p>126.7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4128" calcext:value-type="float">
            <text:p>126.7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9744" calcext:value-type="float">
            <text:p>126.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0976" calcext:value-type="float">
            <text:p>126.6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4024" calcext:value-type="float">
            <text:p>126.6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3168" calcext:value-type="float">
            <text:p>126.6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2312" calcext:value-type="float">
            <text:p>126.7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4504" calcext:value-type="float">
            <text:p>126.7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8888" calcext:value-type="float">
            <text:p>126.7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8888" calcext:value-type="float">
            <text:p>126.7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7072" calcext:value-type="float">
            <text:p>126.6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06" calcext:value-type="float">
            <text:p>126.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7072" calcext:value-type="float">
            <text:p>126.6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8784" calcext:value-type="float">
            <text:p>126.6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1352" calcext:value-type="float">
            <text:p>126.6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7448" calcext:value-type="float">
            <text:p>126.6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6592" calcext:value-type="float">
            <text:p>126.6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6216" calcext:value-type="float">
            <text:p>126.6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2-12-1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5304" calcext:value-type="float">
            <text:p>125.4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8352" calcext:value-type="float">
            <text:p>125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2256" calcext:value-type="float">
            <text:p>125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092" calcext:value-type="float">
            <text:p>125.4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1776" calcext:value-type="float">
            <text:p>125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8728" calcext:value-type="float">
            <text:p>125.4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6536" calcext:value-type="float">
            <text:p>125.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1296" calcext:value-type="float">
            <text:p>125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1672" calcext:value-type="float">
            <text:p>125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0816" calcext:value-type="float">
            <text:p>125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0816" calcext:value-type="float">
            <text:p>125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948" calcext:value-type="float">
            <text:p>125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0336" calcext:value-type="float">
            <text:p>125.3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7288" calcext:value-type="float">
            <text:p>125.3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3384" calcext:value-type="float">
            <text:p>125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4344" calcext:value-type="float">
            <text:p>125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6432" calcext:value-type="float">
            <text:p>125.3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8144" calcext:value-type="float">
            <text:p>125.3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2048" calcext:value-type="float">
            <text:p>125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4368" calcext:value-type="float">
            <text:p>124.8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97896" calcext:value-type="float">
            <text:p>124.8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2656" calcext:value-type="float">
            <text:p>124.8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8272" calcext:value-type="float">
            <text:p>124.8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1216" calcext:value-type="float">
            <text:p>124.7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2072" calcext:value-type="float">
            <text:p>124.7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036" calcext:value-type="float">
            <text:p>124.8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2072" calcext:value-type="float">
            <text:p>124.7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1216" calcext:value-type="float">
            <text:p>124.7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0256" calcext:value-type="float">
            <text:p>124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94" calcext:value-type="float">
            <text:p>124.7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6352" calcext:value-type="float">
            <text:p>124.7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892" calcext:value-type="float">
            <text:p>124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5016" calcext:value-type="float">
            <text:p>124.7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5392" calcext:value-type="float">
            <text:p>124.6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8336" calcext:value-type="float">
            <text:p>124.6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604" calcext:value-type="float">
            <text:p>124.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2992" calcext:value-type="float">
            <text:p>124.5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4704" calcext:value-type="float">
            <text:p>124.5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7752" calcext:value-type="float">
            <text:p>124.5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9464" calcext:value-type="float">
            <text:p>124.4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3848" calcext:value-type="float">
            <text:p>124.5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8504" calcext:value-type="float">
            <text:p>124.4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1928" calcext:value-type="float">
            <text:p>124.3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412" calcext:value-type="float">
            <text:p>124.4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5832" calcext:value-type="float">
            <text:p>124.3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1824" calcext:value-type="float">
            <text:p>124.3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9256" calcext:value-type="float">
            <text:p>124.3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0968" calcext:value-type="float">
            <text:p>124.3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6208" calcext:value-type="float">
            <text:p>124.3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6208" calcext:value-type="float">
            <text:p>124.3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6584" calcext:value-type="float">
            <text:p>124.3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9632" calcext:value-type="float">
            <text:p>124.3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268" calcext:value-type="float">
            <text:p>124.3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5728" calcext:value-type="float">
            <text:p>124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9528" calcext:value-type="float">
            <text:p>124.2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2472" calcext:value-type="float">
            <text:p>124.1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5144" calcext:value-type="float">
            <text:p>124.2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0384" calcext:value-type="float">
            <text:p>124.2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1616" calcext:value-type="float">
            <text:p>124.1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1616" calcext:value-type="float">
            <text:p>124.1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1136" calcext:value-type="float">
            <text:p>124.1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028" calcext:value-type="float">
            <text:p>124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6272" calcext:value-type="float">
            <text:p>124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0968" calcext:value-type="float">
            <text:p>124.3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20656" calcext:value-type="float">
            <text:p>124.1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1032" calcext:value-type="float">
            <text:p>124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1784" calcext:value-type="float">
            <text:p>124.0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3976" calcext:value-type="float">
            <text:p>124.0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4832" calcext:value-type="float">
            <text:p>124.0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4832" calcext:value-type="float">
            <text:p>124.0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6544" calcext:value-type="float">
            <text:p>123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1304" calcext:value-type="float">
            <text:p>123.9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168" calcext:value-type="float">
            <text:p>123.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8152" calcext:value-type="float">
            <text:p>123.8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2912" calcext:value-type="float">
            <text:p>123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9008" calcext:value-type="float">
            <text:p>123.8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4624" calcext:value-type="float">
            <text:p>123.8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4144" calcext:value-type="float">
            <text:p>123.8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3288" calcext:value-type="float">
            <text:p>123.8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3664" calcext:value-type="float">
            <text:p>123.8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5376" calcext:value-type="float">
            <text:p>123.7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0136" calcext:value-type="float">
            <text:p>123.7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5856" calcext:value-type="float">
            <text:p>123.8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7944" calcext:value-type="float">
            <text:p>123.7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2704" calcext:value-type="float">
            <text:p>123.7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356" calcext:value-type="float">
            <text:p>123.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356" calcext:value-type="float">
            <text:p>123.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6608" calcext:value-type="float">
            <text:p>123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9656" calcext:value-type="float">
            <text:p>123.7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3456" calcext:value-type="float">
            <text:p>123.6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1744" calcext:value-type="float">
            <text:p>123.6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3456" calcext:value-type="float">
            <text:p>123.6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7736" calcext:value-type="float">
            <text:p>123.6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4584" calcext:value-type="float">
            <text:p>123.5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2016" calcext:value-type="float">
            <text:p>123.5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3624" calcext:value-type="float">
            <text:p>123.4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8384" calcext:value-type="float">
            <text:p>123.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2184" calcext:value-type="float">
            <text:p>123.3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9512" calcext:value-type="float">
            <text:p>123.3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9992" calcext:value-type="float">
            <text:p>123.3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3792" calcext:value-type="float">
            <text:p>123.3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7216" calcext:value-type="float">
            <text:p>123.2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5024" calcext:value-type="float">
            <text:p>123.2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3208" calcext:value-type="float">
            <text:p>123.2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968" calcext:value-type="float">
            <text:p>123.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0536" calcext:value-type="float">
            <text:p>123.1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1392" calcext:value-type="float">
            <text:p>123.1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6152" calcext:value-type="float">
            <text:p>123.1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7864" calcext:value-type="float">
            <text:p>123.1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7384" calcext:value-type="float">
            <text:p>123.0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0808" calcext:value-type="float">
            <text:p>123.0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1664" calcext:value-type="float">
            <text:p>123.0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2896" calcext:value-type="float">
            <text:p>122.9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204" calcext:value-type="float">
            <text:p>123.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156" calcext:value-type="float">
            <text:p>122.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8032" calcext:value-type="float">
            <text:p>122.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8512" calcext:value-type="float">
            <text:p>122.9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4984" calcext:value-type="float">
            <text:p>122.9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4984" calcext:value-type="float">
            <text:p>122.9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3648" calcext:value-type="float">
            <text:p>122.9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06" calcext:value-type="float">
            <text:p>122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0976" calcext:value-type="float">
            <text:p>122.8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7448" calcext:value-type="float">
            <text:p>122.8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3064" calcext:value-type="float">
            <text:p>122.8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916" calcext:value-type="float">
            <text:p>122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7344" calcext:value-type="float">
            <text:p>122.7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4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7344" calcext:value-type="float">
            <text:p>122.7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1624" calcext:value-type="float">
            <text:p>122.7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6008" calcext:value-type="float">
            <text:p>122.7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0768" calcext:value-type="float">
            <text:p>122.7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4672" calcext:value-type="float">
            <text:p>122.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7616" calcext:value-type="float">
            <text:p>122.6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9704" calcext:value-type="float">
            <text:p>122.5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7992" calcext:value-type="float">
            <text:p>122.6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1416" calcext:value-type="float">
            <text:p>122.5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8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6176" calcext:value-type="float">
            <text:p>122.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3608" calcext:value-type="float">
            <text:p>122.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1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4632" calcext:value-type="float">
            <text:p>122.4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0248" calcext:value-type="float">
            <text:p>122.3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5864" calcext:value-type="float">
            <text:p>122.3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0624" calcext:value-type="float">
            <text:p>122.3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0624" calcext:value-type="float">
            <text:p>122.3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4904" calcext:value-type="float">
            <text:p>122.2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9288" calcext:value-type="float">
            <text:p>122.3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8808" calcext:value-type="float">
            <text:p>122.2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3568" calcext:value-type="float">
            <text:p>122.2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6616" calcext:value-type="float">
            <text:p>122.2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7368" calcext:value-type="float">
            <text:p>122.1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7744" calcext:value-type="float">
            <text:p>122.1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7744" calcext:value-type="float">
            <text:p>122.1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2504" calcext:value-type="float">
            <text:p>122.1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812" calcext:value-type="float">
            <text:p>122.1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5928" calcext:value-type="float">
            <text:p>122.1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6784" calcext:value-type="float">
            <text:p>122.0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6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7264" calcext:value-type="float">
            <text:p>122.1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5928" calcext:value-type="float">
            <text:p>122.1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6408" calcext:value-type="float">
            <text:p>122.1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5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384" calcext:value-type="float">
            <text:p>122.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9352" calcext:value-type="float">
            <text:p>122.0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0688" calcext:value-type="float">
            <text:p>122.0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6784" calcext:value-type="float">
            <text:p>122.0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0208" calcext:value-type="float">
            <text:p>122.0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5824" calcext:value-type="float">
            <text:p>122.0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8392" calcext:value-type="float">
            <text:p>122.0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62" calcext:value-type="float">
            <text:p>121.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3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2296" calcext:value-type="float">
            <text:p>122.0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8016" calcext:value-type="float">
            <text:p>122.0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4112" calcext:value-type="float">
            <text:p>122.0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572" calcext:value-type="float">
            <text:p>121.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1816" calcext:value-type="float">
            <text:p>121.9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4384" calcext:value-type="float">
            <text:p>121.9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4112" calcext:value-type="float">
            <text:p>122.0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572" calcext:value-type="float">
            <text:p>121.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8288" calcext:value-type="float">
            <text:p>121.9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7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1816" calcext:value-type="float">
            <text:p>121.9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8664" calcext:value-type="float">
            <text:p>121.8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1336" calcext:value-type="float">
            <text:p>121.9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0376" calcext:value-type="float">
            <text:p>121.8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8664" calcext:value-type="float">
            <text:p>121.8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1232" calcext:value-type="float">
            <text:p>121.8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8936" calcext:value-type="float">
            <text:p>121.7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2464" calcext:value-type="float">
            <text:p>121.8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9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3112" calcext:value-type="float">
            <text:p>121.6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064" calcext:value-type="float">
            <text:p>121.6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8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8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4344" calcext:value-type="float">
            <text:p>121.6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8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8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805</text:p>
          </table:table-cell>
          <table:table-cell office:value-type="string" calcext:value-type="string">
            <text:p>TWDB - 0646805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996" calcext:value-type="float">
            <text:p>121.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36" meta:object-count="0"/>
    <meta:user-defined meta:name="AppVersion">3.0</meta:user-defined>
  </office:meta>
</office:document-meta>
</file>